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純量條件用途類型列表" style:family="table">
      <style:table-properties style:width="17cm" table:align="left"/>
    </style:style>
    <style:style style:name="純量條件用途類型列表.A" style:family="table-column">
      <style:table-column-properties style:column-width="1.852cm"/>
    </style:style>
    <style:style style:name="純量條件用途類型列表.B" style:family="table-column">
      <style:table-column-properties style:column-width="3.332cm"/>
    </style:style>
    <style:style style:name="純量條件用途類型列表.C" style:family="table-column">
      <style:table-column-properties style:column-width="11.816cm"/>
    </style:style>
    <style:style style:name="純量條件用途類型列表.A1" style:family="table-cell">
      <style:table-cell-properties fo:padding="0.097cm" fo:border-left="0.002cm solid #000000" fo:border-right="none" fo:border-top="0.002cm solid #000000" fo:border-bottom="0.002cm solid #000000"/>
    </style:style>
    <style:style style:name="純量條件用途類型列表.C1" style:family="table-cell">
      <style:table-cell-properties fo:padding="0.097cm" fo:border="0.002cm solid #000000"/>
    </style:style>
    <style:style style:name="純量條件用途類型列表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純量條件用途類型列表.B2" style:family="table-cell">
      <style:table-cell-properties fo:padding="0.097cm" fo:border-left="0.002cm solid #000000" fo:border-right="none" fo:border-top="none" fo:border-bottom="0.002cm solid #000000"/>
    </style:style>
    <style:style style:name="純量條件用途類型列表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224cm" style:rel-column-width="8574*"/>
    </style:style>
    <style:style style:name="表格2.B" style:family="table-column">
      <style:table-column-properties style:column-width="1.6cm" style:rel-column-width="6167*"/>
    </style:style>
    <style:style style:name="表格2.C" style:family="table-column">
      <style:table-column-properties style:column-width="1.672cm" style:rel-column-width="6446*"/>
    </style:style>
    <style:style style:name="表格2.D" style:family="table-column">
      <style:table-column-properties style:column-width="11.504cm" style:rel-column-width="44348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D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224cm" style:rel-column-width="8574*"/>
    </style:style>
    <style:style style:name="表格1.B" style:family="table-column">
      <style:table-column-properties style:column-width="1.6cm" style:rel-column-width="6167*"/>
    </style:style>
    <style:style style:name="表格1.C" style:family="table-column">
      <style:table-column-properties style:column-width="1.672cm" style:rel-column-width="6446*"/>
    </style:style>
    <style:style style:name="表格1.D" style:family="table-column">
      <style:table-column-properties style:column-width="11.504cm" style:rel-column-width="44348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D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224cm" style:rel-column-width="8574*"/>
    </style:style>
    <style:style style:name="表格3.B" style:family="table-column">
      <style:table-column-properties style:column-width="1.6cm" style:rel-column-width="6167*"/>
    </style:style>
    <style:style style:name="表格3.C" style:family="table-column">
      <style:table-column-properties style:column-width="1.672cm" style:rel-column-width="6446*"/>
    </style:style>
    <style:style style:name="表格3.D" style:family="table-column">
      <style:table-column-properties style:column-width="11.504cm" style:rel-column-width="44348*"/>
    </style:style>
    <style:style style:name="表格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D1" style:family="table-cell">
      <style:table-cell-properties fo:padding="0.097cm" fo:border="0.002cm solid #000000"/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224cm" style:rel-column-width="8574*"/>
    </style:style>
    <style:style style:name="表格4.B" style:family="table-column">
      <style:table-column-properties style:column-width="1.6cm" style:rel-column-width="6167*"/>
    </style:style>
    <style:style style:name="表格4.C" style:family="table-column">
      <style:table-column-properties style:column-width="1.672cm" style:rel-column-width="6446*"/>
    </style:style>
    <style:style style:name="表格4.D" style:family="table-column">
      <style:table-column-properties style:column-width="11.504cm" style:rel-column-width="44348*"/>
    </style:style>
    <style:style style:name="表格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4.D1" style:family="table-cell">
      <style:table-cell-properties fo:padding="0.097cm" fo:border="0.002cm solid #000000"/>
    </style:style>
    <style:style style:name="表格4.A2" style:family="table-cell">
      <style:table-cell-properties fo:padding="0.097cm" fo:border-left="0.002cm solid #000000" fo:border-right="none" fo:border-top="none" fo:border-bottom="0.002cm solid #000000"/>
    </style:style>
    <style:style style:name="表格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P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style style:name="P3" style:family="paragraph" style:parent-style-name="Standard">
      <style:text-properties style:font-name-asian="標楷體"/>
    </style:style>
    <style:style style:name="P4" style:family="paragraph" style:parent-style-name="Standard">
      <style:text-properties style:font-name-asian="標楷體" style:language-asian="zh" style:country-asian="TW"/>
    </style:style>
    <style:style style:name="P5" style:family="paragraph" style:parent-style-name="Standard">
      <style:text-properties style:font-name="標楷體" fo:font-size="9pt" style:font-name-asian="標楷體" style:font-size-asian="9pt" style:language-asian="zh" style:country-asian="TW" style:font-size-complex="9pt"/>
    </style:style>
    <style:style style:name="P6" style:family="paragraph" style:parent-style-name="Standard">
      <style:text-properties style:font-name="Courier New" fo:font-size="8pt" style:font-name-asian="Courier New" style:font-size-asian="8pt" style:font-size-complex="8pt"/>
    </style:style>
    <style:style style:name="P7" style:family="paragraph" style:parent-style-name="Heading">
      <style:paragraph-properties fo:text-align="center" style:justify-single-word="false"/>
      <style:text-properties fo:font-size="24pt" style:font-name-asian="標楷體" style:font-size-asian="24pt" style:font-size-complex="24pt"/>
    </style:style>
    <style:style style:name="P8" style:family="paragraph" style:parent-style-name="Table_20_Contents">
      <style:paragraph-properties fo:text-align="center" style:justify-single-word="false"/>
      <style:text-properties style:font-name="標楷體" fo:font-size="10pt" fo:font-weight="bold" style:font-name-asian="標楷體" style:font-size-asian="10pt" style:language-asian="zh" style:country-asian="TW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標楷體" fo:font-size="9pt" style:font-name-asian="標楷體" style:font-size-asian="9pt" style:font-size-complex="9pt"/>
    </style:style>
    <style:style style:name="P10" style:family="paragraph" style:parent-style-name="Standard">
      <style:text-properties style:font-name-asian="標楷體"/>
    </style:style>
    <style:style style:name="P11" style:family="paragraph" style:parent-style-name="Standard">
      <style:text-properties style:font-name-asian="標楷體" style:language-asian="zh" style:country-asian="TW"/>
    </style:style>
    <style:style style:name="P12" style:family="paragraph" style:parent-style-name="Standard" style:list-style-name="L1">
      <style:text-properties style:font-name-asian="標楷體" style:language-asian="zh" style:country-asian="TW"/>
    </style:style>
    <style:style style:name="P13" style:family="paragraph" style:parent-style-name="Standard">
      <style:text-properties style:font-name="Courier New" fo:font-size="8pt" style:font-name-asian="Courier New" style:font-size-asian="8pt" style:font-size-complex="8pt"/>
    </style:style>
    <style:style style:name="P14" style:family="paragraph" style:parent-style-name="Standard">
      <style:text-properties style:font-name="Courier New" fo:font-size="8pt" style:font-name-asian="Courier New" style:font-size-asian="8pt" style:font-size-complex="8pt"/>
    </style:style>
    <style:style style:name="P15" style:family="paragraph" style:parent-style-name="Standard">
      <style:text-properties style:font-name="Courier New" fo:font-size="8pt" style:font-name-asian="Courier New" style:font-size-asian="8pt" style:language-asian="zh" style:country-asian="TW" style:font-size-complex="8pt"/>
    </style:style>
    <style:style style:name="P16" style:family="paragraph" style:parent-style-name="Standard">
      <style:text-properties style:font-name="標楷體" fo:font-size="8pt" style:font-name-asian="標楷體" style:font-size-asian="8pt" style:language-asian="zh" style:country-asian="TW" style:font-size-complex="8pt"/>
    </style:style>
    <style:style style:name="P17" style:family="paragraph" style:parent-style-name="Standard">
      <style:text-properties style:font-name="標楷體" fo:font-size="8pt" style:font-name-asian="標楷體" style:font-size-asian="8pt" style:font-size-complex="8pt"/>
    </style:style>
    <style:style style:name="P18" style:family="paragraph" style:parent-style-name="Standard">
      <style:text-properties style:font-name="標楷體" fo:font-size="9pt" style:font-name-asian="標楷體" style:font-size-asian="9pt" style:language-asian="zh" style:country-asian="TW" style:font-size-complex="9pt"/>
    </style:style>
    <style:style style:name="P1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Heading_20_4">
      <style:text-properties fo:font-size="14pt" fo:font-style="normal" style:font-name-asian="標楷體" style:font-size-asian="14pt" style:font-style-asian="normal" style:font-size-complex="14pt" style:font-style-complex="normal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Table_20_Contents">
      <style:paragraph-properties fo:text-align="center" style:justify-single-word="false"/>
      <style:text-properties fo:font-size="10pt" fo:font-weight="bold" style:font-name-asian="標楷體" style:font-size-asian="10pt" style:language-asian="zh" style:country-asian="TW" style:font-weight-asian="bold" style:font-size-complex="10pt" style:font-weight-complex="bold"/>
    </style:style>
    <style:style style:name="P24" style:family="paragraph" style:parent-style-name="Table_20_Contents">
      <style:text-properties style:font-name="標楷體" fo:font-size="8pt" style:font-name-asian="標楷體" style:font-size-asian="8pt" style:language-asian="zh" style:country-asian="TW" style:font-size-complex="8pt"/>
    </style:style>
    <style:style style:name="P25" style:family="paragraph" style:parent-style-name="Table_20_Contents">
      <style:text-properties style:font-name="標楷體" fo:font-size="8pt" style:font-name-asian="標楷體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標楷體" fo:font-size="9pt" style:font-name-asian="標楷體" style:font-size-asian="9pt" style:font-size-complex="9pt"/>
    </style:style>
    <style:style style:name="P2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Heading_20_3">
      <style:text-properties fo:font-size="16pt" style:font-name-asian="標楷體" style:font-size-asian="16pt" style:font-size-complex="16pt"/>
    </style:style>
    <style:style style:name="P29" style:family="paragraph" style:parent-style-name="Heading_20_3">
      <style:text-properties style:font-name-asian="標楷體"/>
    </style:style>
    <style:style style:name="P30" style:family="paragraph" style:parent-style-name="Heading_20_1">
      <style:paragraph-properties fo:text-align="center" style:justify-single-word="false"/>
      <style:text-properties fo:font-size="20pt" style:font-name-asian="標楷體" style:font-size-asian="20pt" style:language-asian="zh" style:country-asian="TW" style:font-size-complex="20pt"/>
    </style:style>
    <style:style style:name="P31" style:family="paragraph" style:parent-style-name="Heading_20_1">
      <style:paragraph-properties fo:text-align="center" style:justify-single-word="false"/>
      <style:text-properties fo:font-size="20pt" style:font-name-asian="標楷體" style:font-size-asian="20pt" style:font-size-complex="20pt"/>
    </style:style>
    <style:style style:name="P32" style:family="paragraph" style:parent-style-name="Heading_20_1">
      <style:paragraph-properties fo:text-align="center" style:justify-single-word="false"/>
      <style:text-properties fo:font-size="18pt" style:font-name-asian="標楷體" style:font-size-asian="18pt" style:language-asian="zh" style:country-asian="TW" style:font-size-complex="18pt"/>
    </style:style>
    <style:style style:name="P33" style:family="paragraph" style:parent-style-name="Heading_20_1">
      <style:paragraph-properties fo:text-align="center" style:justify-single-word="false"/>
      <style:text-properties fo:font-size="18pt" style:font-name-asian="標楷體" style:font-size-asian="18pt" style:font-size-complex="18pt"/>
    </style:style>
    <style:style style:name="P34" style:family="paragraph" style:parent-style-name="Heading_20_2">
      <style:text-properties fo:font-size="18pt" fo:font-style="normal" style:font-name-asian="標楷體" style:font-size-asian="18pt" style:font-style-asian="normal" style:font-size-complex="18pt" style:font-style-complex="normal"/>
    </style:style>
    <style:style style:name="P35" style:family="paragraph" style:parent-style-name="Heading_20_2">
      <style:text-properties fo:font-size="18pt" fo:font-style="normal" style:font-name-asian="標楷體" style:font-size-asian="18pt" style:font-style-asian="normal" style:font-size-complex="18pt" style:font-style-complex="normal"/>
    </style:style>
    <style:style style:name="T1" style:family="text">
      <style:text-properties style:language-asian="zh" style:country-asian="TW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font-size-asian="16pt" style:language-asian="zh" style:country-asian="TW" style:font-size-complex="16pt"/>
    </style:style>
    <style:style style:name="T4" style:family="text">
      <style:text-properties style:font-name="Courier New" fo:font-size="8pt" style:font-name-asian="Courier New" style:font-size-asian="8pt" style:font-size-complex="8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決策系統設計說明</text:p>
      <text:p text:style-name="P4"/>
      <text:table-of-content text:style-name="Sect1" text:protected="true" text:name="內容目錄1">
        <text:table-of-content-source text:outline-level="10">
          <text:index-title-template text:style-name="Contents_20_Heading">內容目錄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內容目錄1_Head">
            <text:p text:style-name="Contents_20_Heading">內容目錄</text:p>
          </text:index-title>
          <text:p text:style-name="P22">第一章　決策系統<text:tab/>2</text:p>
          <text:p text:style-name="P20">第一節　決策條件<text:tab/>2</text:p>
          <text:p text:style-name="P27">第一段　條件形式<text:tab/>2</text:p>
          <text:p text:style-name="P27">第二段　輔助方法<text:tab/>3</text:p>
          <text:p text:style-name="P19">第一目　決策條件群<text:tab/>3</text:p>
          <text:p text:style-name="P19">第二目　決策表<text:tab/>3</text:p>
          <text:p text:style-name="P19">第三目　決策樹<text:tab/>3</text:p>
          <text:p text:style-name="P20">第二節　決策行動<text:tab/>4</text:p>
          <text:p text:style-name="P27">第一目　單純行動程序<text:tab/>4</text:p>
          <text:p text:style-name="P27">第二目　條件變動程序<text:tab/>4</text:p>
          <text:p text:style-name="P27">第三目　決策節點<text:tab/>4</text:p>
          <text:p text:style-name="P22">第二章　決策條件<text:tab/>5</text:p>
          <text:p text:style-name="P20">第一節　布林決策條件<text:tab/>5</text:p>
          <text:p text:style-name="P20">第二節　純量決策條件<text:tab/>6</text:p>
          <text:p text:style-name="P27">第二段　資料庫設計<text:tab/>6</text:p>
          <text:p text:style-name="P27">第三段　純量條件用途類型<text:tab/>8</text:p>
          <text:p text:style-name="P20">第二節　模糊決策條件<text:tab/>9</text:p>
          <text:p text:style-name="P20">第三節　灰色系統條件<text:tab/>10</text:p>
          <text:p text:style-name="P22">第三章　決策行動<text:tab/>11</text:p>
          <text:p text:style-name="P20">第一節　資料庫設計<text:tab/>11</text:p>
          <text:p text:style-name="P22">第四章　知識庫中心決策派發系統<text:tab/>14</text:p>
          <text:p text:style-name="P22">第五章　博奕論決策系統<text:tab/>15</text:p>
        </text:index-body>
      </text:table-of-content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h text:style-name="P30" text:outline-level="1"><text:soft-page-break/>第一章　決策系統</text:h>
      <text:p text:style-name="P3"/>
      <text:p text:style-name="P3">「<text:span text:style-name="T1">決策系統</text:span>」<text:span text:style-name="T1">的目的是要在一系列的狀況之中，判斷出應該執行什麼樣的行動。</text:span></text:p>
      <text:p text:style-name="P3"/>
      <text:p text:style-name="P4">歸納所有的「狀況」，均可用「條件」（Condition）來表述，當某些「條件」成立時，便可執行其對應的「行動」。在「領域變換」的觀點之下，即為一個「條件→行動」變換。</text:p>
      <text:p text:style-name="P3"/>
      <text:p text:style-name="P3"><draw:frame draw:style-name="fr1" draw:name="物件1" text:anchor-type="paragraph" svg:x="3.237cm" svg:y="0cm" svg:width="9.442cm" svg:height="5.29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此一變換下，即為一群性質為條件的集合可以變換到另外一群性質為行動的集合。</text:p>
      <text:p text:style-name="P3"/>
      <text:h text:style-name="P34" text:outline-level="2">第一節　決策條件</text:h>
      <text:p text:style-name="P4"/>
      <text:p text:style-name="P4">「條件」（Condition）亦可稱之為「決策條件」（Decision Condition），最基礎的形式為「布林代數」（Boolean Algebra），所有其他形式的「決策條件」，最終都必須轉化為「布林代數」以後，才有辦法映射到「決策行動群」。</text:p>
      <text:p text:style-name="P4"/>
      <text:h text:style-name="P28" text:outline-level="3">第一段　條件形式</text:h>
      <text:p text:style-name="P4"/>
      <text:p text:style-name="P4">近代有許多種類的數學，可以應用於決策條件，並且最終轉換成「布林代數」。</text:p>
      <text:p text:style-name="P4"/>
      <text:list xml:id="list274576675865396689" text:style-name="L1">
        <text:list-item>
          <text:p text:style-name="P12">布林決策條件</text:p>
        </text:list-item>
        <text:list-item>
          <text:p text:style-name="P12">純量決策條件</text:p>
        </text:list-item>
        <text:list-item>
          <text:p text:style-name="P12">模糊決策條件</text:p>
        </text:list-item>
        <text:list-item>
          <text:p text:style-name="P12">灰色系統條件</text:p>
        </text:list-item>
      </text:list>
      <text:p text:style-name="P3"/>
      <text:p text:style-name="P4">程式語言當中，對於條件的處理大多以「IF…THEN…ELSE…」來進行。但在決策系統當中，這種語法並不適用，因為「條件形式」當中，有多種數學都不採用「ELSE」這種處理形式。故決策系統當中僅採用「IF Condition THEN Action」這種處理形式。「ELSE」這種處理形式，實際上等同於「IF Not Condition THEN Action」處理形式，故此，實際需求沒有必要額外增加「ELSE」語法。</text:p>
      <text:p text:style-name="P3"/>
      <text:h text:style-name="P28" text:outline-level="3"><text:soft-page-break/>第二段　輔助方法</text:h>
      <text:p text:style-name="P4"/>
      <text:p text:style-name="P4">單一的「決策條件」最終都必然會轉換成「布林值」（Boolean），由於決策系統當中並不採用「ELSE」 語法，故在「IF Condition THEN Action」這種處理形式之下，「條件」的「布林值」為「真」時，即會執行對應的「決策行動」（Decision Action）。</text:p>
      <text:p text:style-name="P4"/>
      <text:p text:style-name="P4">在現實的應用狀況下，我們通常需要許多的「決策條件」才能判斷出需要執行哪一些對應的「決策行動」。此時，就會使用一些處理許多「決策條件」的輔助方法。</text:p>
      <text:p text:style-name="P4"/>
      <text:h text:style-name="P21" text:outline-level="4">第一目　決策條件群</text:h>
      <text:p text:style-name="P4"/>
      <text:p text:style-name="P4">要在一群的「決策條件」之中，組合出一個單一「布林值」，其通用語法如下：</text:p>
      <text:p text:style-name="P4"/>
      <text:section text:style-name="Sect1" text:name="決策條件群">
        <text:p text:style-name="P4">( A1 and A2 and ... ) or ( B1 and B2 and B3 and ... ) or ( C1 and ... )</text:p>
        <text:p text:style-name="P4">A = ( A1 and A2 and ... )</text:p>
        <text:p text:style-name="P4">B = ( B1 and B2 and B3 and ... )</text:p>
        <text:p text:style-name="P4">C = ( C1 and ... )</text:p>
        <text:p text:style-name="P4">A or B or C</text:p>
      </text:section>
      <text:p text:style-name="P4"/>
      <text:p text:style-name="P4">其中「A、B、C」均可視為一個「決策條件群」，而一組最終「決策條件」的複合方法，即為「A or B or C or …」。</text:p>
      <text:p text:style-name="P4"/>
      <text:h text:style-name="P21" text:outline-level="4">第二目　決策表</text:h>
      <text:p text:style-name="P4"/>
      <text:p text:style-name="P4">「決策表」一般用於人工判斷決策行動映射關係的思考輔助，「決策表」的結果可以很容易地轉換成「決策條件群」。一般而言，「決策表」需要使用「布林決策條件」，較複雜的決策條件形式，「決策表」將會變得極為複雜，並不適合使用。</text:p>
      <text:p text:style-name="P4"/>
      <text:h text:style-name="P21" text:outline-level="4">第三目　決策樹</text:h>
      <text:p text:style-name="P4"/>
      <text:p text:style-name="P4">「決策樹」是特殊類型的「決策行動」，只要某個「決策行動」當中包含了一個「決策節點」，就可以被稱為「決策樹」。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4" text:outline-level="2"><text:soft-page-break/>第二節　決策行動</text:h>
      <text:p text:style-name="P4"/>
      <text:p text:style-name="P4">「決策行動」（Decision Action）是在某個條件成立之後，所執行的一序列程序，「決策行動」可以是任意的程序及形式。</text:p>
      <text:p text:style-name="P4"/>
      <text:p text:style-name="P4">一般的「決策行動」其內部流程複雜，由許多步驟及子程序所組成，對「決策行動」的內部流程進行更進一步的細化，每個元件分解到足夠單純，以「決策系統」的角度來看，可以分類為「單純行動程序」（Pure Action）、「條件變動程序」（Condition Determinator）及「決策節點」（Decision Node）。</text:p>
      <text:p text:style-name="P4"/>
      <text:h text:style-name="P28" text:outline-level="3">第一目　單純行動程序</text:h>
      <text:p text:style-name="P4"/>
      <text:p text:style-name="P4">「單純行動程序」基本上不做流程上的分支，為序列化的執行程序，此外，對於「決策條件」不受此程序影響。</text:p>
      <text:p text:style-name="P4"/>
      <text:h text:style-name="P28" text:outline-level="3">第二目　條件變動程序</text:h>
      <text:p text:style-name="P4"/>
      <text:p text:style-name="P4">「條件變動程序」的執行過程當中，「決策條件」會受此程序影響。</text:p>
      <text:p text:style-name="P4"/>
      <text:h text:style-name="P28" text:outline-level="3">第三目　決策節點</text:h>
      <text:p text:style-name="P4"/>
      <text:p text:style-name="P4">「決策節點」專門執行流程上的分支，依據「決策條件」對應到其他的「決策行動」，進行實際程序執行。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h text:style-name="P31" text:outline-level="1"><text:soft-page-break/>第二章　決策條件</text:h>
      <text:p text:style-name="P3"/>
      <text:p text:style-name="P4">「決策條件」可以有「布林決策條件」、「純量決策條件」、「模糊決策條件」及「灰色系統條件」等四大類。其中，「純量決策條件」可以有「整數決策條件」及「浮點數決策條件」兩種分支，而「布林決策條件」則是「整數決策條件」當中的一個特例。此外，「模糊決策條件」及「灰色系統條件」需要使用「浮點數決策條件」作為最終變換形式。</text:p>
      <text:p text:style-name="P3"/>
      <text:p text:style-name="P3">決策條件變換結構<text:span text:style-name="T1">如下圖所示：</text:span></text:p>
      <text:p text:style-name="P3"><draw:frame draw:style-name="fr1" draw:name="物件2" text:anchor-type="paragraph" svg:x="3.776cm" svg:y="0.482cm" svg:width="10.478cm" svg:height="6.676cm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34" text:outline-level="2">第一節　布林決策條件</text:h>
      <text:p text:style-name="P3"/>
      <text:p text:style-name="P4">「布林決策條件」是「整數決策條件」當中的一個特例，一般而言，布林值僅需要「真」與「假」兩種，而其值可以使用「整數決策條件」當中的整數值「1」與「0」來代表，比較的運算子為「等於」（==，equal），故「布林決策條件」可以使用「整數決策條件」來進行一般化。</text:p>
      <text:p text:style-name="P3"/>
      <text:p text:style-name="P3"/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4" text:outline-level="2"><text:soft-page-break/>第<text:span text:style-name="T1">二</text:span>節　純量決策條件</text:h>
      <text:p text:style-name="P4"/>
      <text:p text:style-name="P4"/>
      <text:p text:style-name="P4"/>
      <text:p text:style-name="P4"/>
      <text:p text:style-name="P4">『』「」《》〈〉〔〕﹙﹚（），、；：‧·．‥…。？！☜☞↑↓←→↖↗↙↘×≈°</text:p>
      <text:p text:style-name="P4"/>
      <text:p text:style-name="P4"/>
      <text:p text:style-name="P4"/>
      <text:h text:style-name="P28" text:outline-level="3">第<text:span text:style-name="T1">二</text:span>段　資料庫設計</text:h>
      <text:p text:style-name="P4"/>
      <text:p text:style-name="P4"/>
      <text:p text:style-name="P4"/>
      <text:p text:style-name="P4">『』「」《》〈〉〔〕﹙﹚（），、；：‧·．‥…。？！☜☞↑↓←→↖↗↙↘×≈°</text:p>
      <text:p text:style-name="P4"/>
      <text:p text:style-name="P4"/>
      <text:section text:style-name="Sect1" text:name="純量條件資料庫設計">
        <text:p text:style-name="P6">create table `decisionconditions` (</text:p>
        <text:p text:style-name="P6"><text:s text:c="2"/>`id` bigint not null auto_increment primary key,</text:p>
        <text:p text:style-name="P6"><text:s text:c="2"/>`uuid` bigint not null,</text:p>
        <text:p text:style-name="P6"><text:s text:c="2"/>`used` integer default 1,</text:p>
        <text:p text:style-name="P6"><text:s text:c="2"/>`type` integer default 1,</text:p>
        <text:p text:style-name="P6"><text:s text:c="2"/>`form` integer default 1,</text:p>
        <text:p text:style-name="P6"><text:s text:c="2"/>`states` bigint default 0,</text:p>
        <text:p text:style-name="P6"><text:s text:c="2"/>`value` double default 0,</text:p>
        <text:p text:style-name="P6"><text:s text:c="2"/>`name` tinyblob default '',</text:p>
        <text:p text:style-name="P6"><text:s text:c="2"/>`json` longblob default '<text:span text:style-name="T1">{}</text:span>',</text:p>
        <text:p text:style-name="P6"><text:s text:c="2"/>`ltime` timestamp not null default current_timestamp() on update current_timestamp(),</text:p>
        <text:p text:style-name="P6"><text:s text:c="2"/>KEY `uuid` (`uuid`),</text:p>
        <text:p text:style-name="P6"><text:s text:c="2"/>KEY `used` (`used`),</text:p>
        <text:p text:style-name="P6"><text:s text:c="2"/>KEY `type` (`type`),</text:p>
        <text:p text:style-name="P6"><text:s text:c="2"/>KEY `form` (`form`),</text:p>
        <text:p text:style-name="P6"><text:s text:c="2"/>KEY `states` (`states`),</text:p>
        <text:p text:style-name="P6"><text:s text:c="2"/>KEY `value` (`value`),</text:p>
        <text:p text:style-name="P6"><text:s text:c="2"/>KEY `name` (`name`(64)),</text:p>
        <text:p text:style-name="P6"><text:s text:c="2"/>KEY `json` (`json`(64)),</text:p>
        <text:p text:style-name="P6"><text:s text:c="2"/>KEY `ltime` (`ltime`)</text:p>
        <text:p text:style-name="P6">) ENGINE=Aria default charset=utf8mb4 ;</text:p>
      </text:section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3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23">名稱</text:p>
          </table:table-cell>
          <table:table-cell table:style-name="表格1.A1" office:value-type="string">
            <text:p text:style-name="P23">欄位</text:p>
          </table:table-cell>
          <table:table-cell table:style-name="表格1.A1" office:value-type="string">
            <text:p text:style-name="P23">資料型態</text:p>
          </table:table-cell>
          <table:table-cell table:style-name="表格1.D1" office:value-type="string">
            <text:p text:style-name="P23">說明</text:p>
          </table:table-cell>
        </table:table-row>
        <table:table-row>
          <table:table-cell table:style-name="表格1.A2" office:value-type="string">
            <text:p text:style-name="P24">檢索編號</text:p>
          </table:table-cell>
          <table:table-cell table:style-name="表格1.A2" office:value-type="string">
            <text:p text:style-name="P25">id</text:p>
          </table:table-cell>
          <table:table-cell table:style-name="表格1.A2" office:value-type="string">
            <text:p text:style-name="P25">bigint</text:p>
          </table:table-cell>
          <table:table-cell table:style-name="表格1.D2" office:value-type="string">
            <text:p text:style-name="P24">資料庫主鍵</text:p>
          </table:table-cell>
        </table:table-row>
        <table:table-row>
          <table:table-cell table:style-name="表格1.A2" office:value-type="string">
            <text:p text:style-name="P24">條件長編號</text:p>
          </table:table-cell>
          <table:table-cell table:style-name="表格1.A2" office:value-type="string">
            <text:p text:style-name="P25">uuid</text:p>
          </table:table-cell>
          <table:table-cell table:style-name="表格1.A2" office:value-type="string">
            <text:p text:style-name="P25">bigint</text:p>
          </table:table-cell>
          <table:table-cell table:style-name="表格1.D2" office:value-type="string">
            <text:p text:style-name="P24">決策條件長編號</text:p>
          </table:table-cell>
        </table:table-row>
        <table:table-row>
          <table:table-cell table:style-name="表格1.A2" office:value-type="string">
            <text:p text:style-name="P16">採用狀態</text:p>
          </table:table-cell>
          <table:table-cell table:style-name="表格1.A2" office:value-type="string">
            <text:p text:style-name="P25">used</text:p>
          </table:table-cell>
          <table:table-cell table:style-name="表格1.A2" office:value-type="string">
            <text:p text:style-name="P25">integer</text:p>
          </table:table-cell>
          <table:table-cell table:style-name="表格1.D2" office:value-type="string">
            <text:p text:style-name="P24">採用決策條件的方式</text:p>
          </table:table-cell>
        </table:table-row>
        <table:table-row>
          <table:table-cell table:style-name="表格1.A2" office:value-type="string">
            <text:p text:style-name="P16">用途類型</text:p>
          </table:table-cell>
          <table:table-cell table:style-name="表格1.A2" office:value-type="string">
            <text:p text:style-name="P17">type</text:p>
          </table:table-cell>
          <table:table-cell table:style-name="表格1.A2" office:value-type="string">
            <text:p text:style-name="P25">integer</text:p>
          </table:table-cell>
          <table:table-cell table:style-name="表格1.D2" office:value-type="string">
            <text:p text:style-name="P24">決策條件用途類型</text:p>
          </table:table-cell>
        </table:table-row>
        <table:table-row>
          <table:table-cell table:style-name="表格1.A2" office:value-type="string">
            <text:p text:style-name="P24">條件形式</text:p>
          </table:table-cell>
          <table:table-cell table:style-name="表格1.A2" office:value-type="string">
            <text:p text:style-name="P17">form</text:p>
          </table:table-cell>
          <table:table-cell table:style-name="表格1.A2" office:value-type="string">
            <text:p text:style-name="P25">integer</text:p>
          </table:table-cell>
          <table:table-cell table:style-name="表格1.D2" office:value-type="string">
            <text:p text:style-name="P24">決策條件判斷方法形式</text:p>
          </table:table-cell>
        </table:table-row>
        <table:table-row>
          <table:table-cell table:style-name="表格1.A2" office:value-type="string">
            <text:p text:style-name="P16">條件狀態值</text:p>
          </table:table-cell>
          <table:table-cell table:style-name="表格1.A2" office:value-type="string">
            <text:p text:style-name="P25">states</text:p>
          </table:table-cell>
          <table:table-cell table:style-name="表格1.A2" office:value-type="string">
            <text:p text:style-name="P25">bigint</text:p>
          </table:table-cell>
          <table:table-cell table:style-name="表格1.D2" office:value-type="string">
            <text:p text:style-name="P24">整數型態條件值</text:p>
          </table:table-cell>
        </table:table-row>
        <table:table-row>
          <table:table-cell table:style-name="表格1.A2" office:value-type="string">
            <text:p text:style-name="P16">條件數值</text:p>
          </table:table-cell>
          <table:table-cell table:style-name="表格1.A2" office:value-type="string">
            <text:p text:style-name="P25">value</text:p>
          </table:table-cell>
          <table:table-cell table:style-name="表格1.A2" office:value-type="string">
            <text:p text:style-name="P25">double</text:p>
          </table:table-cell>
          <table:table-cell table:style-name="表格1.D2" office:value-type="string">
            <text:p text:style-name="P24">浮點數型態條件值</text:p>
          </table:table-cell>
        </table:table-row>
        <table:table-row>
          <table:table-cell table:style-name="表格1.A2" office:value-type="string">
            <text:p text:style-name="P24">條件名稱</text:p>
          </table:table-cell>
          <table:table-cell table:style-name="表格1.A2" office:value-type="string">
            <text:p text:style-name="P25">name</text:p>
          </table:table-cell>
          <table:table-cell table:style-name="表格1.A2" office:value-type="string">
            <text:p text:style-name="P25">tinyblob</text:p>
          </table:table-cell>
          <table:table-cell table:style-name="表格1.D2" office:value-type="string">
            <text:p text:style-name="P24">決策條件代表名稱</text:p>
          </table:table-cell>
        </table:table-row>
        <table:table-row>
          <table:table-cell table:style-name="表格1.A2" office:value-type="string">
            <text:p text:style-name="P24">條件屬性</text:p>
          </table:table-cell>
          <table:table-cell table:style-name="表格1.A2" office:value-type="string">
            <text:p text:style-name="P25">json</text:p>
          </table:table-cell>
          <table:table-cell table:style-name="表格1.A2" office:value-type="string">
            <text:p text:style-name="P25">longblob</text:p>
          </table:table-cell>
          <table:table-cell table:style-name="表格1.D2" office:value-type="string">
            <text:p text:style-name="P24">決策條件附屬參數群</text:p>
          </table:table-cell>
        </table:table-row>
        <table:table-row>
          <table:table-cell table:style-name="表格1.A2" office:value-type="string">
            <text:p text:style-name="P16">數據變更時間</text:p>
          </table:table-cell>
          <table:table-cell table:style-name="表格1.A2" office:value-type="string">
            <text:p text:style-name="P25">ltime</text:p>
          </table:table-cell>
          <table:table-cell table:style-name="表格1.A2" office:value-type="string">
            <text:p text:style-name="P25">timestamp</text:p>
          </table:table-cell>
          <table:table-cell table:style-name="表格1.D2" office:value-type="string">
            <text:p text:style-name="P25">UNIX<text:span text:style-name="T1">時間戳，最後一次數據變更的時間</text:span></text:p>
          </table:table-cell>
        </table:table-row>
      </table:table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9" text:outline-level="3"><text:soft-page-break/><text:span text:style-name="T2">第</text:span><text:span text:style-name="T3">三</text:span><text:span text:style-name="T2">段　</text:span><text:span text:style-name="T3">純量條件</text:span><text:span text:style-name="T2">用途類型</text:span></text:h>
      <text:p text:style-name="P4"/>
      <text:p text:style-name="P4">『』「」《》〈〉〔〕﹙﹚（），、；：‧·．‥…。？！☜☞↑↓←→↖↗↙↘×≈°</text:p>
      <text:p text:style-name="P4"/>
      <text:p text:style-name="P4"/>
      <table:table table:name="純量條件用途類型列表" table:style-name="純量條件用途類型列表">
        <table:table-column table:style-name="純量條件用途類型列表.A"/>
        <table:table-column table:style-name="純量條件用途類型列表.B"/>
        <table:table-column table:style-name="純量條件用途類型列表.C"/>
        <table:table-row>
          <table:table-cell table:style-name="純量條件用途類型列表.A1" office:value-type="string">
            <text:p text:style-name="P8">用途編號</text:p>
          </table:table-cell>
          <table:table-cell table:style-name="純量條件用途類型列表.A1" office:value-type="string">
            <text:p text:style-name="P8">用途名稱</text:p>
          </table:table-cell>
          <table:table-cell table:style-name="純量條件用途類型列表.C1" office:value-type="string">
            <text:p text:style-name="P8">用途說明</text:p>
          </table:table-cell>
        </table:table-row>
        <table:table-row>
          <table:table-cell table:style-name="純量條件用途類型列表.A2" office:value-type="float" office:value="0">
            <text:p text:style-name="P9">0</text:p>
          </table:table-cell>
          <table:table-cell table:style-name="純量條件用途類型列表.B2" office:value-type="string">
            <text:p text:style-name="P5">無指定</text:p>
          </table:table-cell>
          <table:table-cell table:style-name="純量條件用途類型列表.C2" office:value-type="string">
            <text:p text:style-name="P5">通常是廢棄的條件</text:p>
          </table:table-cell>
        </table:table-row>
        <table:table-row>
          <table:table-cell table:style-name="純量條件用途類型列表.A2" office:value-type="float" office:value="1">
            <text:p text:style-name="P9">1</text:p>
          </table:table-cell>
          <table:table-cell table:style-name="純量條件用途類型列表.B2" office:value-type="string">
            <text:p text:style-name="P5">程式間流程控制</text:p>
          </table:table-cell>
          <table:table-cell table:style-name="純量條件用途類型列表.C2" office:value-type="string">
            <text:p text:style-name="P5">僅在程式之間作為判斷的條件</text:p>
          </table:table-cell>
        </table:table-row>
        <table:table-row>
          <table:table-cell table:style-name="純量條件用途類型列表.A2" office:value-type="float" office:value="2">
            <text:p text:style-name="P9">2</text:p>
          </table:table-cell>
          <table:table-cell table:style-name="純量條件用途類型列表.B2" office:value-type="string">
            <text:p text:style-name="P5">知識庫中心控制</text:p>
          </table:table-cell>
          <table:table-cell table:style-name="純量條件用途類型列表.C2" office:value-type="string">
            <text:p text:style-name="P5">在知識庫中心的決策派發系統中，作為決策行動的判斷條件</text:p>
          </table:table-cell>
        </table:table-row>
        <table:table-row>
          <table:table-cell table:style-name="純量條件用途類型列表.A2" office:value-type="float" office:value="3">
            <text:p text:style-name="P9">3</text:p>
          </table:table-cell>
          <table:table-cell table:style-name="純量條件用途類型列表.B2" office:value-type="string">
            <text:p text:style-name="P5">資料庫中心記錄</text:p>
          </table:table-cell>
          <table:table-cell table:style-name="純量條件用途類型列表.C2" office:value-type="string">
            <text:p text:style-name="P5">在資料庫中心專用於狀態紀錄</text:p>
          </table:table-cell>
        </table:table-row>
        <table:table-row>
          <table:table-cell table:style-name="純量條件用途類型列表.A2" office:value-type="float" office:value="4">
            <text:p text:style-name="P9">4</text:p>
          </table:table-cell>
          <table:table-cell table:style-name="純量條件用途類型列表.B2" office:value-type="string">
            <text:p text:style-name="P5">人為指定</text:p>
          </table:table-cell>
          <table:table-cell table:style-name="純量條件用途類型列表.C2" office:value-type="string">
            <text:p text:style-name="P5">人為指定條件值</text:p>
          </table:table-cell>
        </table:table-row>
        <table:table-row>
          <table:table-cell table:style-name="純量條件用途類型列表.A2" office:value-type="float" office:value="5">
            <text:p text:style-name="P9">5</text:p>
          </table:table-cell>
          <table:table-cell table:style-name="純量條件用途類型列表.B2" office:value-type="string">
            <text:p text:style-name="P5">輔助程式設計用途</text:p>
          </table:table-cell>
          <table:table-cell table:style-name="純量條件用途類型列表.C2" office:value-type="string">
            <text:p text:style-name="P5">程式設計時，作為自動程式產生器的輔助設計用途</text:p>
          </table:table-cell>
        </table:table-row>
        <table:table-row>
          <table:table-cell table:style-name="純量條件用途類型列表.A2" office:value-type="float" office:value="6">
            <text:p text:style-name="P9">6</text:p>
          </table:table-cell>
          <table:table-cell table:style-name="純量條件用途類型列表.B2" office:value-type="string">
            <text:p text:style-name="P5">計畫中尚未實際採用</text:p>
          </table:table-cell>
          <table:table-cell table:style-name="純量條件用途類型列表.C2" office:value-type="string">
            <text:p text:style-name="P5">標記為計畫中所使用的條件，避開決策派發系統使用該條件作為判斷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4" text:outline-level="2"><text:soft-page-break/>第二節　模糊決策條件</text:h>
      <text:p text:style-name="P4"/>
      <text:p text:style-name="P4"/>
      <text:p text:style-name="P4"/>
      <text:p text:style-name="P4"/>
      <text:p text:style-name="P4"/>
      <text:p text:style-name="P4"/>
      <text:p text:style-name="P4">『』「」《》〈〉〔〕﹙﹚（），、；：‧·．‥…。？！☜☞↑↓←→↖↗↙↘×≈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4" text:outline-level="2"><text:soft-page-break/>第三節　灰色系統條件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0" text:outline-level="1"><text:soft-page-break/>第三章　決策行動</text:h>
      <text:p text:style-name="P3"/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h text:style-name="P34" text:outline-level="2">第一節　資料庫設計</text:h>
      <text:p text:style-name="P3"/>
      <text:p text:style-name="P3"/>
      <text:p text:style-name="P3"/>
      <text:p text:style-name="P3"/>
      <text:section text:style-name="Sect1" text:name="決策行動資料庫設計">
        <text:p text:style-name="P6">create table `decisionactions` (</text:p>
        <text:p text:style-name="P6"><text:s text:c="2"/>`id` bigint not null auto_increment primary key,</text:p>
        <text:p text:style-name="P6"><text:s text:c="2"/>`uuid` bigint not null,</text:p>
        <text:p text:style-name="P6"><text:s text:c="2"/>`used` integer default 1,</text:p>
        <text:p text:style-name="P6"><text:s text:c="2"/>`type` integer default 1,</text:p>
        <text:p text:style-name="P6"><text:s text:c="2"/>`states` bigint default 0,</text:p>
        <text:p text:style-name="P6"><text:s text:c="2"/>`name` tinyblob default '',</text:p>
        <text:p text:style-name="P6"><text:s text:c="2"/>`json` longblob default '{}',</text:p>
        <text:p text:style-name="P6"><text:s text:c="2"/>`ltime` timestamp not null default current_timestamp() on update current_timestamp(),</text:p>
        <text:p text:style-name="P6"><text:s text:c="2"/>KEY `uuid` (`uuid`),</text:p>
        <text:p text:style-name="P6"><text:s text:c="2"/>KEY `used` (`used`),</text:p>
        <text:p text:style-name="P6"><text:s text:c="2"/>KEY `type` (`type`),</text:p>
        <text:p text:style-name="P6"><text:s text:c="2"/>KEY `states` (`states`),</text:p>
        <text:p text:style-name="P6"><text:s text:c="2"/>KEY `name` (`name`(64)),</text:p>
        <text:p text:style-name="P6"><text:s text:c="2"/>KEY `json` (`json`(64)),</text:p>
        <text:p text:style-name="P6"><text:s text:c="2"/>KEY `ltime` (`ltime`)</text:p>
        <text:p text:style-name="P6">) Engine=Aria default charset=utf8mb4 ;</text:p>
      </text:section>
      <text:p text:style-name="P3"/>
      <text:p text:style-name="P3"/>
      <text:p text:style-name="P3"/>
      <text:p text:style-name="P3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>
          <table:table-cell table:style-name="表格2.A1" office:value-type="string">
            <text:p text:style-name="P23">名稱</text:p>
          </table:table-cell>
          <table:table-cell table:style-name="表格2.A1" office:value-type="string">
            <text:p text:style-name="P23">欄位</text:p>
          </table:table-cell>
          <table:table-cell table:style-name="表格2.A1" office:value-type="string">
            <text:p text:style-name="P23">資料型態</text:p>
          </table:table-cell>
          <table:table-cell table:style-name="表格2.D1" office:value-type="string">
            <text:p text:style-name="P23">說明</text:p>
          </table:table-cell>
        </table:table-row>
        <table:table-row>
          <table:table-cell table:style-name="表格2.A2" office:value-type="string">
            <text:p text:style-name="P24">檢索編號</text:p>
          </table:table-cell>
          <table:table-cell table:style-name="表格2.A2" office:value-type="string">
            <text:p text:style-name="P25">id</text:p>
          </table:table-cell>
          <table:table-cell table:style-name="表格2.A2" office:value-type="string">
            <text:p text:style-name="P25">bigint</text:p>
          </table:table-cell>
          <table:table-cell table:style-name="表格2.D2" office:value-type="string">
            <text:p text:style-name="P24">資料庫主鍵</text:p>
          </table:table-cell>
        </table:table-row>
        <table:table-row>
          <table:table-cell table:style-name="表格2.A2" office:value-type="string">
            <text:p text:style-name="P24">行動長編號</text:p>
          </table:table-cell>
          <table:table-cell table:style-name="表格2.A2" office:value-type="string">
            <text:p text:style-name="P25">uuid</text:p>
          </table:table-cell>
          <table:table-cell table:style-name="表格2.A2" office:value-type="string">
            <text:p text:style-name="P25">bigint</text:p>
          </table:table-cell>
          <table:table-cell table:style-name="表格2.D2" office:value-type="string">
            <text:p text:style-name="P24">行動長編號</text:p>
          </table:table-cell>
        </table:table-row>
        <table:table-row>
          <table:table-cell table:style-name="表格2.A2" office:value-type="string">
            <text:p text:style-name="P16">採用狀態</text:p>
          </table:table-cell>
          <table:table-cell table:style-name="表格2.A2" office:value-type="string">
            <text:p text:style-name="P25">used</text:p>
          </table:table-cell>
          <table:table-cell table:style-name="表格2.A2" office:value-type="string">
            <text:p text:style-name="P25">integer</text:p>
          </table:table-cell>
          <table:table-cell table:style-name="表格2.D2" office:value-type="string">
            <text:p text:style-name="P24">採用決策行動的方式</text:p>
          </table:table-cell>
        </table:table-row>
        <table:table-row>
          <table:table-cell table:style-name="表格2.A2" office:value-type="string">
            <text:p text:style-name="P16">行動類型</text:p>
          </table:table-cell>
          <table:table-cell table:style-name="表格2.A2" office:value-type="string">
            <text:p text:style-name="P17">type</text:p>
          </table:table-cell>
          <table:table-cell table:style-name="表格2.A2" office:value-type="string">
            <text:p text:style-name="P25">integer</text:p>
          </table:table-cell>
          <table:table-cell table:style-name="表格2.D2" office:value-type="string">
            <text:p text:style-name="P24">決策行動類型</text:p>
          </table:table-cell>
        </table:table-row>
        <table:table-row>
          <table:table-cell table:style-name="表格2.A2" office:value-type="string">
            <text:p text:style-name="P16">行動狀態</text:p>
          </table:table-cell>
          <table:table-cell table:style-name="表格2.A2" office:value-type="string">
            <text:p text:style-name="P25">states</text:p>
          </table:table-cell>
          <table:table-cell table:style-name="表格2.A2" office:value-type="string">
            <text:p text:style-name="P25">bigint</text:p>
          </table:table-cell>
          <table:table-cell table:style-name="表格2.D2" office:value-type="string">
            <text:p text:style-name="P24">決策行動狀態值</text:p>
          </table:table-cell>
        </table:table-row>
        <table:table-row>
          <table:table-cell table:style-name="表格2.A2" office:value-type="string">
            <text:p text:style-name="P16">行動名稱</text:p>
          </table:table-cell>
          <table:table-cell table:style-name="表格2.A2" office:value-type="string">
            <text:p text:style-name="P25">name</text:p>
          </table:table-cell>
          <table:table-cell table:style-name="表格2.A2" office:value-type="string">
            <text:p text:style-name="P25">tinyblob</text:p>
          </table:table-cell>
          <table:table-cell table:style-name="表格2.D2" office:value-type="string">
            <text:p text:style-name="P24">決策行動代表名稱</text:p>
          </table:table-cell>
        </table:table-row>
        <table:table-row>
          <table:table-cell table:style-name="表格2.A2" office:value-type="string">
            <text:p text:style-name="P16">行動屬性</text:p>
          </table:table-cell>
          <table:table-cell table:style-name="表格2.A2" office:value-type="string">
            <text:p text:style-name="P25">json</text:p>
          </table:table-cell>
          <table:table-cell table:style-name="表格2.A2" office:value-type="string">
            <text:p text:style-name="P25">longblob</text:p>
          </table:table-cell>
          <table:table-cell table:style-name="表格2.D2" office:value-type="string">
            <text:p text:style-name="P24">決策行動附屬參數群</text:p>
          </table:table-cell>
        </table:table-row>
        <table:table-row>
          <table:table-cell table:style-name="表格2.A2" office:value-type="string">
            <text:p text:style-name="P16">數據變更時間</text:p>
          </table:table-cell>
          <table:table-cell table:style-name="表格2.A2" office:value-type="string">
            <text:p text:style-name="P25">ltime</text:p>
          </table:table-cell>
          <table:table-cell table:style-name="表格2.A2" office:value-type="string">
            <text:p text:style-name="P25">timestamp</text:p>
          </table:table-cell>
          <table:table-cell table:style-name="表格2.D2" office:value-type="string">
            <text:p text:style-name="P25">UNIX<text:span text:style-name="T1">時間戳，最後一次數據變更的時間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text:span text:style-name="T1">決策行動專屬條件群</text:span></text:p>
      <text:p text:style-name="P3"/>
      <text:section text:style-name="Sect1" text:name="決策行動專屬條件群">
        <text:p text:style-name="P6">create table `decisionconditiongroups` (</text:p>
        <text:p text:style-name="P6"><text:s text:c="2"/>`id` bigint not null auto_increment primary key,</text:p>
        <text:p text:style-name="P6"><text:s text:c="2"/>`action` bigint not null,</text:p>
        <text:p text:style-name="P6"><text:s text:c="2"/>`group` integer default 0,</text:p>
        <text:p text:style-name="P6"><text:s text:c="2"/>`ltime` timestamp not null default current_timestamp() on update current_timestamp(),</text:p>
        <text:p text:style-name="P6"><text:s text:c="2"/>key `action` (`action`),</text:p>
        <text:p text:style-name="P6"><text:s text:c="2"/>key `group` (`group`) ,</text:p>
        <text:p text:style-name="P6"><text:span text:style-name="T1"><text:s text:c="2"/></text:span>unique `actiongroup` (`action`,`group`),</text:p>
        <text:p text:style-name="P6"><text:s text:c="2"/>key `ltime` (`ltime`)</text:p>
        <text:p text:style-name="P6">) Engine=Aria default charset=utf8mb4 ;</text:p>
      </text:section>
      <text:p text:style-name="P3"/>
      <text:p text:style-name="P3"/>
      <text:p text:style-name="P3"/>
      <text:p text:style-name="P3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>
          <table:table-cell table:style-name="表格3.A1" office:value-type="string">
            <text:p text:style-name="P23">名稱</text:p>
          </table:table-cell>
          <table:table-cell table:style-name="表格3.A1" office:value-type="string">
            <text:p text:style-name="P23">欄位</text:p>
          </table:table-cell>
          <table:table-cell table:style-name="表格3.A1" office:value-type="string">
            <text:p text:style-name="P23">資料型態</text:p>
          </table:table-cell>
          <table:table-cell table:style-name="表格3.D1" office:value-type="string">
            <text:p text:style-name="P23">說明</text:p>
          </table:table-cell>
        </table:table-row>
        <table:table-row>
          <table:table-cell table:style-name="表格3.A2" office:value-type="string">
            <text:p text:style-name="P24">檢索編號</text:p>
          </table:table-cell>
          <table:table-cell table:style-name="表格3.A2" office:value-type="string">
            <text:p text:style-name="P25">id</text:p>
          </table:table-cell>
          <table:table-cell table:style-name="表格3.A2" office:value-type="string">
            <text:p text:style-name="P25">bigint</text:p>
          </table:table-cell>
          <table:table-cell table:style-name="表格3.D2" office:value-type="string">
            <text:p text:style-name="P24">資料庫主鍵</text:p>
          </table:table-cell>
        </table:table-row>
        <table:table-row>
          <table:table-cell table:style-name="表格3.A2" office:value-type="string">
            <text:p text:style-name="P24">行動長編號</text:p>
          </table:table-cell>
          <table:table-cell table:style-name="表格3.A2" office:value-type="string">
            <text:p text:style-name="P25">action</text:p>
          </table:table-cell>
          <table:table-cell table:style-name="表格3.A2" office:value-type="string">
            <text:p text:style-name="P25">bigint</text:p>
          </table:table-cell>
          <table:table-cell table:style-name="表格3.D2" office:value-type="string">
            <text:p text:style-name="P24">行動長編號</text:p>
          </table:table-cell>
        </table:table-row>
        <table:table-row>
          <table:table-cell table:style-name="表格3.A2" office:value-type="string">
            <text:p text:style-name="P16">採用狀態</text:p>
          </table:table-cell>
          <table:table-cell table:style-name="表格3.A2" office:value-type="string">
            <text:p text:style-name="P25">group</text:p>
          </table:table-cell>
          <table:table-cell table:style-name="表格3.A2" office:value-type="string">
            <text:p text:style-name="P25">bigint</text:p>
          </table:table-cell>
          <table:table-cell table:style-name="表格3.D2" office:value-type="string">
            <text:p text:style-name="P24">決策行動專屬條件群編號</text:p>
          </table:table-cell>
        </table:table-row>
        <table:table-row>
          <table:table-cell table:style-name="表格3.A2" office:value-type="string">
            <text:p text:style-name="P16">數據變更時間</text:p>
          </table:table-cell>
          <table:table-cell table:style-name="表格3.A2" office:value-type="string">
            <text:p text:style-name="P25">ltime</text:p>
          </table:table-cell>
          <table:table-cell table:style-name="表格3.A2" office:value-type="string">
            <text:p text:style-name="P25">timestamp</text:p>
          </table:table-cell>
          <table:table-cell table:style-name="表格3.D2" office:value-type="string">
            <text:p text:style-name="P25">UNIX<text:span text:style-name="T1">時間戳，最後一次數據變更的時間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決策行動所屬條件對映</text:p>
      <text:p text:style-name="P3"/>
      <text:section text:style-name="Sect1" text:name="決策行動所屬條件對映">
        <text:p text:style-name="P15">create table `decisionmappings` (</text:p>
        <text:p text:style-name="P15"><text:s text:c="2"/>`id` bigint not null auto_increment primary key,</text:p>
        <text:p text:style-name="P15"><text:s text:c="2"/>`action` bigint not null,</text:p>
        <text:p text:style-name="P15"><text:s text:c="2"/>`condition` bigint not null,</text:p>
        <text:p text:style-name="P15"><text:s text:c="2"/>`group` integer default 0,</text:p>
        <text:p text:style-name="P15"><text:s text:c="2"/>`name` tinyblob default '',</text:p>
        <text:p text:style-name="P15"><text:s text:c="2"/>`adopt` integer default 1,</text:p>
        <text:p text:style-name="P15"><text:s text:c="2"/>`compare` integer default 0,</text:p>
        <text:p text:style-name="P15"><text:s text:c="2"/>`states` bigint default 0,</text:p>
        <text:p text:style-name="P15"><text:s text:c="2"/>`value` double default 0,</text:p>
        <text:p text:style-name="P15"><text:s text:c="2"/>`ltime` timestamp not null default current_timestamp() on update current_timestamp(),</text:p>
        <text:p text:style-name="P15"><text:s text:c="2"/>KEY `action` (`action`),</text:p>
        <text:p text:style-name="P15"><text:s text:c="2"/>KEY `condition` (`condition`),</text:p>
        <text:p text:style-name="P15"><text:s text:c="2"/>KEY `group` (`group`),</text:p>
        <text:p text:style-name="P15"><text:s text:c="2"/>KEY `name` (`name`(64)),</text:p>
        <text:p text:style-name="P15"><text:s text:c="2"/>KEY `adopt` (`adopt`),</text:p>
        <text:p text:style-name="P15"><text:s text:c="2"/>KEY `compare` (`compare`),</text:p>
        <text:p text:style-name="P15"><text:s text:c="2"/>KEY `states` (`states`) ,</text:p>
        <text:p text:style-name="P15"><text:s text:c="2"/>KEY `value` (`value`) ,</text:p>
        <text:p text:style-name="P15"><text:s text:c="2"/>KEY `ltime` (`ltime`)</text:p>
        <text:p text:style-name="P15">) Engine=Aria default charset=utf8mb4 ;</text:p>
      </text:section>
      <text:p text:style-name="P3"/>
      <text:p text:style-name="P3"/>
      <text:p text:style-name="P3"/>
      <text:p text:style-name="P3"/>
      <text:p text:style-name="P3"/>
      <text:p text:style-name="P3"/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row>
          <table:table-cell table:style-name="表格4.A1" office:value-type="string">
            <text:p text:style-name="P23">名稱</text:p>
          </table:table-cell>
          <table:table-cell table:style-name="表格4.A1" office:value-type="string">
            <text:p text:style-name="P23">欄位</text:p>
          </table:table-cell>
          <table:table-cell table:style-name="表格4.A1" office:value-type="string">
            <text:p text:style-name="P23">資料型態</text:p>
          </table:table-cell>
          <table:table-cell table:style-name="表格4.D1" office:value-type="string">
            <text:p text:style-name="P23">說明</text:p>
          </table:table-cell>
        </table:table-row>
        <table:table-row>
          <table:table-cell table:style-name="表格4.A2" office:value-type="string">
            <text:p text:style-name="P24">檢索編號</text:p>
          </table:table-cell>
          <table:table-cell table:style-name="表格4.A2" office:value-type="string">
            <text:p text:style-name="P25">id</text:p>
          </table:table-cell>
          <table:table-cell table:style-name="表格4.A2" office:value-type="string">
            <text:p text:style-name="P25">bigint</text:p>
          </table:table-cell>
          <table:table-cell table:style-name="表格4.D2" office:value-type="string">
            <text:p text:style-name="P24">資料庫主鍵</text:p>
          </table:table-cell>
        </table:table-row>
        <table:table-row>
          <table:table-cell table:style-name="表格4.A2" office:value-type="string">
            <text:p text:style-name="P24">行動長編號</text:p>
          </table:table-cell>
          <table:table-cell table:style-name="表格4.A2" office:value-type="string">
            <text:p text:style-name="P25">action</text:p>
          </table:table-cell>
          <table:table-cell table:style-name="表格4.A2" office:value-type="string">
            <text:p text:style-name="P25">bigint</text:p>
          </table:table-cell>
          <table:table-cell table:style-name="表格4.D2" office:value-type="string">
            <text:p text:style-name="P24">行動長編號</text:p>
          </table:table-cell>
        </table:table-row>
        <table:table-row>
          <table:table-cell table:style-name="表格4.A2" office:value-type="string">
            <text:p text:style-name="P24">條件長編號</text:p>
          </table:table-cell>
          <table:table-cell table:style-name="表格4.A2" office:value-type="string">
            <text:p text:style-name="P25">condition</text:p>
          </table:table-cell>
          <table:table-cell table:style-name="表格4.A2" office:value-type="string">
            <text:p text:style-name="P25">bigint</text:p>
          </table:table-cell>
          <table:table-cell table:style-name="表格4.D2" office:value-type="string">
            <text:p text:style-name="P24">條件長編號</text:p>
          </table:table-cell>
        </table:table-row>
        <table:table-row>
          <table:table-cell table:style-name="表格4.A2" office:value-type="string">
            <text:p text:style-name="P16">決策條件群</text:p>
          </table:table-cell>
          <table:table-cell table:style-name="表格4.A2" office:value-type="string">
            <text:p text:style-name="P17">group</text:p>
          </table:table-cell>
          <table:table-cell table:style-name="表格4.A2" office:value-type="string">
            <text:p text:style-name="P25">integer</text:p>
          </table:table-cell>
          <table:table-cell table:style-name="表格4.D2" office:value-type="string">
            <text:p text:style-name="P24">決策行動專屬條件群編號</text:p>
          </table:table-cell>
        </table:table-row>
        <table:table-row>
          <table:table-cell table:style-name="表格4.A2" office:value-type="string">
            <text:p text:style-name="P16">行動條件名稱</text:p>
          </table:table-cell>
          <table:table-cell table:style-name="表格4.A2" office:value-type="string">
            <text:p text:style-name="P25">name</text:p>
          </table:table-cell>
          <table:table-cell table:style-name="表格4.A2" office:value-type="string">
            <text:p text:style-name="P25">tinyblob</text:p>
          </table:table-cell>
          <table:table-cell table:style-name="表格4.D2" office:value-type="string">
            <text:p text:style-name="P16">行動所依據的判斷條件名稱</text:p>
          </table:table-cell>
        </table:table-row>
        <table:table-row>
          <table:table-cell table:style-name="表格4.A2" office:value-type="string">
            <text:p text:style-name="P16">採用方案</text:p>
          </table:table-cell>
          <table:table-cell table:style-name="表格4.A2" office:value-type="string">
            <text:p text:style-name="P25">adopt</text:p>
          </table:table-cell>
          <table:table-cell table:style-name="表格4.A2" office:value-type="string">
            <text:p text:style-name="P25">integer</text:p>
          </table:table-cell>
          <table:table-cell table:style-name="表格4.D2" office:value-type="string">
            <text:p text:style-name="P16">採用這個條件的方式</text:p>
          </table:table-cell>
        </table:table-row>
        <table:table-row>
          <table:table-cell table:style-name="表格4.A2" office:value-type="string">
            <text:p text:style-name="P24">比較方式</text:p>
          </table:table-cell>
          <table:table-cell table:style-name="表格4.A2" office:value-type="string">
            <text:p text:style-name="P25">compare</text:p>
          </table:table-cell>
          <table:table-cell table:style-name="表格4.A2" office:value-type="string">
            <text:p text:style-name="P25">integer</text:p>
          </table:table-cell>
          <table:table-cell table:style-name="表格4.D2" office:value-type="string">
            <text:p text:style-name="P24">數值比較方式</text:p>
          </table:table-cell>
        </table:table-row>
        <table:table-row>
          <table:table-cell table:style-name="表格4.A2" office:value-type="string">
            <text:p text:style-name="P16">比較狀態值</text:p>
          </table:table-cell>
          <table:table-cell table:style-name="表格4.A2" office:value-type="string">
            <text:p text:style-name="P25">states</text:p>
          </table:table-cell>
          <table:table-cell table:style-name="表格4.A2" office:value-type="string">
            <text:p text:style-name="P25">bigint</text:p>
          </table:table-cell>
          <table:table-cell table:style-name="表格4.D2" office:value-type="string">
            <text:p text:style-name="P24">整數型態比較值</text:p>
          </table:table-cell>
        </table:table-row>
        <table:table-row>
          <table:table-cell table:style-name="表格4.A2" office:value-type="string">
            <text:p text:style-name="P16">比較數值</text:p>
          </table:table-cell>
          <table:table-cell table:style-name="表格4.A2" office:value-type="string">
            <text:p text:style-name="P25">value</text:p>
          </table:table-cell>
          <table:table-cell table:style-name="表格4.A2" office:value-type="string">
            <text:p text:style-name="P25">double</text:p>
          </table:table-cell>
          <table:table-cell table:style-name="表格4.D2" office:value-type="string">
            <text:p text:style-name="P24">浮點數型態比較值</text:p>
          </table:table-cell>
        </table:table-row>
        <table:table-row>
          <table:table-cell table:style-name="表格4.A2" office:value-type="string">
            <text:p text:style-name="P16">數據變更時間</text:p>
          </table:table-cell>
          <table:table-cell table:style-name="表格4.A2" office:value-type="string">
            <text:p text:style-name="P25">ltime</text:p>
          </table:table-cell>
          <table:table-cell table:style-name="表格4.A2" office:value-type="string">
            <text:p text:style-name="P25">timestamp</text:p>
          </table:table-cell>
          <table:table-cell table:style-name="表格4.D2" office:value-type="string">
            <text:p text:style-name="P25">UNIX<text:span text:style-name="T1">時間戳，最後一次數據變更的時間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2" text:outline-level="1"><text:soft-page-break/>第四章　知識庫中心決策派發系統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3" text:outline-level="1"><text:soft-page-break/>第五章　博奕論決策系統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6pt" fo:font-weight="bold" style:font-name-asian="標楷體1" style:font-size-asian="16pt" style:font-weight-asian="bold" style:font-size-complex="16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-asian="標楷體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-asian="標楷體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-asian="標楷體2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-asian="標楷體2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MP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本相宇航工業</text:p>
      </style:header>
      <style:footer>
        <text:p text:style-name="MP2">第<text:page-number text:select-page="current">16</text:page-number>/<text:page-count>16</text:page-count>頁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峰澐 林</meta:initial-creator>
    <meta:creation-date>2022-03-14T15:49:37.42</meta:creation-date>
    <dc:date>2024-07-18T19:19:14.08</dc:date>
    <dc:creator>峰澐 林</dc:creator>
    <meta:editing-duration>PT5H27M56S</meta:editing-duration>
    <meta:editing-cycles>232</meta:editing-cycles>
    <meta:generator>OpenOffice/4.1.12$Win32 OpenOffice.org_project/4112m1$Build-9809</meta:generator>
    <meta:document-statistic meta:table-count="5" meta:image-count="0" meta:object-count="2" meta:page-count="16" meta:paragraph-count="324" meta:word-count="3209" meta:character-count="590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標楷體" style:font-family-generic="script" style:font-pitch="fixed" fo:font-size="14pt" style:font-family-asian="標楷體" style:font-family-generic-asian="script" style:font-pitch-asian="fixed" style:font-size-asian="14pt" style:font-size-complex="14pt"/>
    </style:style>
    <style:style style:name="T1" style:family="text">
      <style:text-properties fo:font-family="標楷體" style:font-family-generic="script" style:font-pitch="fixed" fo:font-size="14pt" style:font-family-asian="標楷體" style:font-family-generic-asian="script" style:font-pitch-asian="fixed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2" draw:layer="layout" svg:width="3cm" svg:height="4cm" svg:x="6cm" svg:y="7cm">
          <text:p text:style-name="P1"><text:span text:style-name="T1">條件群</text:span></text:p>
        </draw:rect>
        <draw:rect draw:style-name="gr1" draw:text-style-name="P2" draw:layer="layout" svg:width="3cm" svg:height="4cm" svg:x="11cm" svg:y="7cm">
          <text:p text:style-name="P1"><text:span text:style-name="T1">行動群</text:span></text:p>
        </draw:rect>
        <draw:line draw:style-name="gr2" draw:text-style-name="P1" draw:layer="layout" svg:x1="9.5cm" svg:y1="9cm" svg:x2="10.6cm" svg:y2="9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標楷體" style:font-family-generic="script" style:font-pitch="fixed" fo:font-size="12pt" style:font-family-asian="標楷體" style:font-family-generic-asian="script" style:font-pitch-asian="fixed" style:font-size-asian="12pt" style:font-size-complex="12pt"/>
    </style:style>
    <style:style style:name="T1" style:family="text">
      <style:text-properties fo:font-family="標楷體" style:font-family-generic="script" style:font-pitch="fixed" fo:font-size="12pt" style:font-family-asian="標楷體" style:font-family-generic-asian="script" style:font-pitch-asian="fixe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2" xml:id="id2" draw:id="id2" draw:layer="layout" svg:width="4cm" svg:height="1cm" svg:x="8.3cm" svg:y="10.4cm">
          <text:p text:style-name="P1"><text:span text:style-name="T1">布林決策條件</text:span></text:p>
        </draw:rect>
        <draw:rect draw:style-name="gr1" draw:text-style-name="P2" xml:id="id3" draw:id="id3" draw:layer="layout" svg:width="4cm" svg:height="1cm" svg:x="11cm" svg:y="8.2cm">
          <text:p text:style-name="P1"><text:span text:style-name="T1">浮點數決策條件</text:span></text:p>
        </draw:rect>
        <draw:rect draw:style-name="gr1" draw:text-style-name="P2" xml:id="id1" draw:id="id1" draw:layer="layout" svg:width="4cm" svg:height="1cm" svg:x="5.5cm" svg:y="8.2cm">
          <text:p text:style-name="P1"><text:span text:style-name="T1">整數決策條件</text:span></text:p>
        </draw:rect>
        <draw:rect draw:style-name="gr1" draw:text-style-name="P2" xml:id="id5" draw:id="id5" draw:layer="layout" svg:width="4cm" svg:height="1cm" svg:x="11cm" svg:y="6cm">
          <text:p text:style-name="P1"><text:span text:style-name="T1">灰色系統條件</text:span></text:p>
        </draw:rect>
        <draw:rect draw:style-name="gr1" draw:text-style-name="P2" xml:id="id4" draw:id="id4" draw:layer="layout" svg:width="4cm" svg:height="1cm" svg:x="5.5cm" svg:y="6cm">
          <text:p text:style-name="P1"><text:span text:style-name="T1">模糊決策條件</text:span></text:p>
        </draw:rect>
        <draw:connector draw:style-name="gr2" draw:text-style-name="P1" draw:layer="layout" svg:x1="7.5cm" svg:y1="9.2cm" svg:x2="10.3cm" svg:y2="10.4cm" draw:start-shape="id1" draw:start-glue-point="2" draw:end-shape="id2" draw:end-glue-point="0" svg:d="M7500 9200v600h2800v600">
          <text:p/>
        </draw:connector>
        <draw:connector draw:style-name="gr2" draw:text-style-name="P1" draw:layer="layout" svg:x1="13cm" svg:y1="9.2cm" svg:x2="10.3cm" svg:y2="10.4cm" draw:start-shape="id3" draw:start-glue-point="2" draw:end-shape="id2" draw:end-glue-point="0" svg:d="M13000 9200v600h-2700v600">
          <text:p/>
        </draw:connector>
        <draw:connector draw:style-name="gr2" draw:text-style-name="P1" draw:layer="layout" svg:x1="7.5cm" svg:y1="7cm" svg:x2="13cm" svg:y2="8.2cm" draw:start-shape="id4" draw:start-glue-point="2" draw:end-shape="id3" draw:end-glue-point="0" svg:d="M7500 7000v600h5500v600">
          <text:p/>
        </draw:connector>
        <draw:connector draw:style-name="gr2" draw:text-style-name="P1" draw:layer="layout" svg:x1="13cm" svg:y1="7cm" svg:x2="13cm" svg:y2="8.2cm" draw:start-shape="id5" draw:start-glue-point="2" draw:end-shape="id3" draw:end-glue-point="0" svg:d="M13000 7000v1200">
          <text:p/>
        </draw:connector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